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2" svg:font-family="'Droid Sans Mono'" style:font-family-generic="swiss" style:font-pitch="fixed"/>
    <style:font-face style:name="Droid Sans Mono1" svg:font-family="'Droid Sans Mono'" style:font-adornments="黒" style:font-family-generic="swiss" style:font-pitch="fixed"/>
    <style:font-face style:name="C0591" svg:font-family="C059" style:font-pitch="variable"/>
    <style:font-face style:name="C059" svg:font-family="C059" style:font-adornments="Semibold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roid Sans Mono" svg:font-family="'Droid Sans Mono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r8" style:family="presentation" style:parent-style-name="Alizarin-outline1" style:list-style-name="L3">
      <style:graphic-properties fo:min-height="12.75cm"/>
    </style:style>
    <style:style style:name="P1" style:family="paragraph">
      <style:text-properties style:font-name="Droid Sans Mono2"/>
    </style:style>
    <style:style style:name="P2" style:family="paragraph">
      <loext:graphic-properties draw:fill-color="#ffffff"/>
    </style:style>
    <style:style style:name="P3" style:family="paragraph">
      <style:text-properties style:font-name="C0591"/>
    </style:style>
    <style:style style:name="T1" style:family="text">
      <style:text-properties style:font-name="Droid Sans Mono2"/>
    </style:style>
    <style:style style:name="T2" style:family="text">
      <style:text-properties style:font-name="C059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<text:span text:style-name="T1">Git</text:span>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>Why and how of modern version control systems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Why?</text:p>
          </draw:text-box>
        </draw:frame>
        <draw:frame presentation:style-name="pr5" draw:text-style-name="P3" draw:layer="layout" svg:width="25.5cm" svg:height="13cm" svg:x="1cm" svg:y="5.5cm" presentation:class="outline">
          <draw:text-box>
            <text:list text:style-name="L1">
              <text:list-item>
                <text:p><text:span text:style-name="T2">Mainly designed for software development</text:span></text:p>
              </text:list-item>
              <text:list-item>
                <text:p><text:span text:style-name="T2">This design does not restrict its usage to </text:span><text:span text:style-name="T2">specifically code!</text:span></text:p>
              </text:list-item>
              <text:list-item>
                <text:p><text:span text:style-name="T2">It simply tracks changes in files, giving you easy </text:span><text:span text:style-name="T2">backups and a record of who has changed what.</text:span></text:p>
              </text:list-item>
              <text:list-item>
                <text:p><text:span text:style-name="T2">For example, trying out different things with a </text:span><text:span text:style-name="T2">presentation for easy backups, or working with </text:span><text:span text:style-name="T2">multiple people and tracking contributions.</text:span></text:p>
              </text:list-item>
              <text:list-item>
                <text:p><text:span text:style-name="T2">To really understand why it’s important for </text:span><text:span text:style-name="T2">software development, we can look at its origin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Origin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1">
              <text:list-item>
                <text:p><text:span text:style-name="T2">Created in 2005 by Linus Torvalds, as the Linux </text:span><text:span text:style-name="T2">kernel gained traction</text:span></text:p>
              </text:list-item>
              <text:list-item>
                <text:p><text:span text:style-name="T2">He needed some way to manage A. all these </text:span><text:span text:style-name="T2">different versions of Linux that existed and B. all </text:span><text:span text:style-name="T2">the different people who were contributing.</text:span></text:p>
              </text:list-item>
              <text:list-item>
                <text:p><text:span text:style-name="T2">It needed to be fast (because of the pure scale of </text:span><text:span text:style-name="T2">Linux) and free (the system they used before git’s </text:span><text:span text:style-name="T2">inception lost many followers because they stopped </text:span><text:span text:style-name="T2">their free-use policy. BitKeeper’s use of copyright </text:span><text:span text:style-name="T2">also spawned Mercurial, the version control system </text:span><text:span text:style-name="T2">used for Mozilla’s Firefox.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urrent Support</text:p>
          </draw:text-box>
        </draw:frame>
        <draw:frame presentation:style-name="pr5" draw:text-style-name="P3" draw:layer="layout" svg:width="25.5cm" svg:height="13cm" svg:x="1cm" svg:y="5.5cm" presentation:class="outline">
          <draw:text-box>
            <text:list text:style-name="L1">
              <text:list-item>
                <text:p><text:span text:style-name="T2">Despite being first created by Linus Torvalds in </text:span><text:span text:style-name="T2">2005, it was quickly passed over to Junio Hamano, </text:span><text:span text:style-name="T2">who maintains it to this day. </text:span></text:p>
              </text:list-item>
              <text:list-item>
                <text:p><text:span text:style-name="T2">A prime example of how it can be used is Git itself, </text:span><text:span text:style-name="T2">there are years and years of changes on record for </text:span><text:span text:style-name="T2">the Git source code because it’s all recorded using </text:span><text:span text:style-name="T2">Git.</text:span></text:p>
              </text:list-item>
              <text:list-item>
                <text:p><text:span text:style-name="T2">While Git can be used completely locally, being used </text:span><text:span text:style-name="T2">to track local changes on a computer/network and </text:span><text:span text:style-name="T2">create quick duplicates for multiple people to work </text:span><text:span text:style-name="T2">on, it gets even better with Github’s support for </text:span><text:span text:style-name="T2">easy sharin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ithub</text:p>
          </draw:text-box>
        </draw:frame>
        <draw:frame presentation:style-name="pr5" draw:text-style-name="P3" draw:layer="layout" svg:width="25.5cm" svg:height="13cm" svg:x="1cm" svg:y="5.5cm" presentation:class="outline">
          <draw:text-box>
            <text:list text:style-name="L1">
              <text:list-item>
                <text:p><text:span text:style-name="T2">Github and Git are two separate things, but Github </text:span><text:span text:style-name="T2">is intrinsically linked to Git.</text:span></text:p>
              </text:list-item>
              <text:list-item>
                <text:p><text:span text:style-name="T2">Basically links your local repository to a cloud-</text:span><text:span text:style-name="T2">based storage of that same source code, where you </text:span><text:span text:style-name="T2">can push any of your local changes online with </text:span><text:span text:style-name="T2">simple commands.</text:span></text:p>
              </text:list-item>
              <text:list-item>
                <text:p><text:span text:style-name="T2">Both public and private repositories are free, and it </text:span><text:span text:style-name="T2">makes it easy to provide software to people when </text:span><text:span text:style-name="T2">you’re okay with all the source code being on </text:span><text:span text:style-name="T2">display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ublic Repositories<text:tab/></text:p>
          </draw:text-box>
        </draw:frame>
        <draw:frame presentation:style-name="pr8" draw:text-style-name="P3" draw:layer="layout" svg:width="25.5cm" svg:height="13cm" svg:x="1cm" svg:y="5.5cm" presentation:class="outline" presentation:user-transformed="true">
          <draw:text-box>
            <text:list text:style-name="L3">
              <text:list-item>
                <text:p>Public repos allow people to easily download your code, but it also allows them to easily edit it.</text:p>
              </text:list-item>
              <text:list-item>
                <text:p>Github provides access control, meaning that people can’t make direct changes to your branches without permission.</text:p>
              </text:list-item>
              <text:list-item>
                <text:p>However, they can make a branch of their own to edit as they please, and make a Pull Request (PR) to have you look over them and merge them with the master branch. (Or another on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Merge Conflicts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4">
              <text:list-item>
                <text:p>Not every change is going to add on perfectly to existing code. </text:p>
              </text:list-item>
              <text:list-item>
                <text:p>When what exists at one branch and the code being merged with it conflict, Git gives you a merge conflict warning.</text:p>
              </text:list-item>
              <text:list-item>
                <text:p>It highlights all the parts that are in conflict, and you can manually select which version of them to keep in each place.</text:p>
              </text:list-item>
              <text:list-item>
                <text:p>This is especially useful when people branch off of old code, make it better in some areas, and make a pull request, and you need to keep other areas updat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erminal Command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All start with “git”, this is just to keep all your commands in one place with one software.</text:p>
              </text:list-item>
              <text:list-item>
                <text:p>“git init” creates a new, empty repository.</text:p>
              </text:list-item>
              <text:list-item>
                <text:p>“git clone” creates a new repository containing resources from another repository, either local or with a simple URL.</text:p>
              </text:list-item>
              <text:list-item>
                <text:p>“git add” tells git that certain files are part of the repo and should be tracked.</text:p>
              </text:list-item>
              <text:list-item>
                <text:p>“git commit” makes a record of changes you’ve mad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erminal Commands +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3"><text:span text:style-name="T2">“</text:span><text:span text:style-name="T2">git switch” changes the branch that you’re using.</text:span></text:p>
              </text:list-item>
              <text:list-item>
                <text:p text:style-name="P3"><text:span text:style-name="T2">“</text:span><text:span text:style-name="T2">git pull” checks all the linked repos on a network </text:span><text:span text:style-name="T2">or online for your current branch and updates you </text:span><text:span text:style-name="T2">to the latest one.</text:span></text:p>
              </text:list-item>
              <text:list-item>
                <text:p text:style-name="P3"><text:span text:style-name="T2">“</text:span><text:span text:style-name="T2">git push” updates all your linked repos to the one </text:span><text:span text:style-name="T2">on your computer.</text:span></text:p>
              </text:list-item>
              <text:list-item>
                <text:p text:style-name="P3"><text:span text:style-name="T2">“</text:span><text:span text:style-name="T2">git branch” lists all your branches, and allows you </text:span><text:span text:style-name="T2">to create/modify them. “git branch -c” lets you pass </text:span><text:span text:style-name="T2">in the branch to go off of and the name of the new </text:span><text:span text:style-name="T2">one to us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GUI<text:tab/><text:tab/></text:p>
          </draw:text-box>
        </draw:frame>
        <draw:frame presentation:style-name="pr5" draw:text-style-name="P3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3"><text:span text:style-name="T2">There are a couple different graphical interfaces </text:span><text:span text:style-name="T2">for Git.</text:span></text:p>
              </text:list-item>
              <text:list-item>
                <text:p text:style-name="P3"><text:span text:style-name="T2">Oftentimes, using the terminal is the best way to </text:span><text:span text:style-name="T2">go, especially since you’ll be modifying other files </text:span><text:span text:style-name="T2">inside.</text:span></text:p>
              </text:list-item>
              <text:list-item>
                <text:p text:style-name="P3"><text:span text:style-name="T2">A lot of times, IDEs have built-in Git GUIs </text:span><text:span text:style-name="T2">available, which actually makes it easier. (You’re </text:span><text:span text:style-name="T2">already in your IDE, opening another terminal </text:span><text:span text:style-name="T2">window instead of being able to click a button/use a </text:span><text:span text:style-name="T2">keyboard shortcut takes away some convenience)</text:span></text:p>
              </text:list-item>
              <text:list-item>
                <text:p text:style-name="P3"><text:span text:style-name="T2">Github has a fantastic web-based GUI, but you can </text:span><text:span text:style-name="T2">also entirely interact with it via the terminal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2" svg:font-family="'Droid Sans Mono'" style:font-family-generic="swiss" style:font-pitch="fixed"/>
    <style:font-face style:name="Droid Sans Mono1" svg:font-family="'Droid Sans Mono'" style:font-adornments="黒" style:font-family-generic="swiss" style:font-pitch="fixed"/>
    <style:font-face style:name="C0591" svg:font-family="C059" style:font-pitch="variable"/>
    <style:font-face style:name="C059" svg:font-family="C059" style:font-adornments="Semibold" style:font-pitch="variable"/>
    <style:font-face style:name="Source Sans Pro Semibold3" svg:font-family="'Source Sans Pro Semibold'" style:font-adornments="Semibol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Droid Sans Mono" svg:font-family="'Droid Sans Mono'" style:font-adornments="黒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8T14:01:40.888644426</meta:creation-date>
    <meta:editing-duration>PT22M4S</meta:editing-duration>
    <meta:editing-cycles>3</meta:editing-cycles>
    <meta:generator>LibreOffice/6.2.6.2$Linux_X86_64 LibreOffice_project/20$Build-2</meta:generator>
    <dc:title>Alizarin</dc:title>
    <dc:date>2019-10-09T13:53:38.494703770</dc:date>
    <meta:document-statistic meta:object-count="77"/>
  </office:meta>
</office:document-meta>
</file>